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1.9661in"/>
    </style:style>
    <style:style style:name="co9" style:family="table-column">
      <style:table-column-properties fo:break-before="auto" style:column-width="2.2937in"/>
    </style:style>
    <style:style style:name="co10" style:family="table-column">
      <style:table-column-properties fo:break-before="auto" style:column-width="2.2398in"/>
    </style:style>
    <style:style style:name="co11" style:family="table-column">
      <style:table-column-properties fo:break-before="auto" style:column-width="2.2063in"/>
    </style:style>
    <style:style style:name="co12" style:family="table-column">
      <style:table-column-properties fo:break-before="auto" style:column-width="2.2283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638in" fo:break-before="auto" style:use-optimal-row-height="true"/>
    </style:style>
    <style:style style:name="ro8" style:family="table-row">
      <style:table-row-properties style:row-height="0.2043in" fo:break-before="auto" style:use-optimal-row-height="true"/>
    </style:style>
    <style:style style:name="ro9" style:family="table-row">
      <style:table-row-properties style:row-height="0.3201in" fo:break-before="auto" style:use-optimal-row-height="true"/>
    </style:style>
    <style:style style:name="ro10" style:family="table-row">
      <style:table-row-properties style:row-height="0.2307in" fo:break-before="auto" style:use-optimal-row-height="true"/>
    </style:style>
    <style:style style:name="ro11" style:family="table-row">
      <style:table-row-properties style:row-height="0.1138in" fo:break-before="auto" style:use-optimal-row-height="false"/>
    </style:style>
    <style:style style:name="ro12" style:family="table-row">
      <style:table-row-properties style:row-height="0.3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e00" style:text-align-source="fix" style:repeat-content="false"/>
      <style:paragraph-properties fo:text-align="center" fo:margin-left="0in"/>
      <style:text-properties fo:color="#ffffff" style:font-name="Lucida Handwriting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ackground-color="#355e00" style:text-align-source="fix" style:repeat-content="false"/>
      <style:paragraph-properties fo:text-align="center" fo:margin-left="0in"/>
      <style:text-properties fo:color="#ffffff" style:font-name="Lucida Handwriting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08in solid #e6e6e6" fo:wrap-option="wrap" fo:border-left="none" fo:border-right="none" fo:border-top="0.0008in solid #e6e6e6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e6e6e6" fo:wrap-option="wrap" fo:border-left="none" fo:border-right="none" fo:border-top="0.0008in solid #e6e6e6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e6e6e6" fo:border-left="none" fo:border-right="none" fo:border-top="0.0008in solid #e6e6e6"/>
    </style:style>
    <style:style style:name="ce7" style:family="table-cell" style:parent-style-name="Default">
      <style:table-cell-properties fo:background-color="#355e00" style:text-align-source="fix" style:repeat-content="false"/>
      <style:paragraph-properties fo:text-align="center" fo:margin-left="0in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008in solid #e6e6e6" fo:border-left="none" fo:border-right="none" fo:border-top="0.0008in solid #e6e6e6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9">
      <style:table-cell-properties fo:border-bottom="0.0008in solid #e6e6e6" fo:border-left="none" fo:border-right="none" fo:border-top="0.0008in solid #e6e6e6"/>
    </style:style>
    <style:style style:name="ce11" style:family="table-cell" style:parent-style-name="Default" style:data-style-name="N119">
      <style:table-cell-properties fo:border-bottom="0.0008in solid #e6e6e6" style:text-align-source="fix" style:repeat-content="false" fo:border-left="none" fo:border-right="none" fo:border-top="0.0008in solid #e6e6e6"/>
      <style:paragraph-properties fo:text-align="end" fo:margin-left="0in"/>
    </style:style>
    <style:style style:name="ce12" style:family="table-cell" style:parent-style-name="Default" style:data-style-name="N119"/>
    <style:style style:name="ce1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0008in solid #e6e6e6" style:text-align-source="fix" style:repeat-content="false" fo:background-color="transparent" fo:border-left="none" fo:border-right="none" fo:border-top="0.0008in solid #e6e6e6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55e00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marker-start="Linjeslut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line-height="100%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rt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4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row table:style-name="ro2">
          <table:table-cell table:style-name="ce1" office:value-type="string" table:number-columns-spanned="5" table:number-rows-spanned="1">
            <text:p>Burndown chart – Sprint 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3">
          <table:table-cell table:style-name="ce2" office:value-type="string" table:number-columns-spanned="5" table:number-rows-spanned="1">
            <text:p>Vecka 46-49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5">
          <table:table-cell table:style-name="ce3" office:value-type="string">
            <text:p>Uppgift</text:p>
          </table:table-cell>
          <table:table-cell table:style-name="ce3" office:value-type="string">
            <text:p>Beskrivning</text:p>
          </table:table-cell>
          <table:table-cell table:style-name="ce3" office:value-type="string">
            <text:p>Ansvar</text:p>
          </table:table-cell>
          <table:table-cell table:style-name="ce9" office:value-type="string">
            <text:p>Timmar</text:p>
          </table:table-cell>
          <table:table-cell table:style-name="ce13" office:value-type="string">
            <office:annotation draw:style-name="gr1" draw:text-style-name="P1" svg:width="1.2067in" svg:height="0.3902in" svg:x="6.8839in" svg:y="0.1807in" draw:caption-point-x="-0.2402in" draw:caption-point-y="0.5965in">
              <dc:date>2010-11-20T00:00:00</dc:date>
              <text:p text:style-name="P1"><text:span text:style-name="T1">Kryssa i här när ni utfört uppgiften!</text:span></text:p>
            </office:annotation>
            <text:p>Klar</text:p>
          </table:table-cell>
          <table:table-cell table:number-columns-repeated="3"/>
        </table:table-row>
        <table:table-row table:style-name="ro6">
          <table:table-cell office:value-type="string">
            <text:p>Mappstruktur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Grundlig designstruktur</text:p>
          </table:table-cell>
          <table:table-cell/>
          <table:table-cell office:value-type="string">
            <text:p>Michelle</text:p>
          </table:table-cell>
          <table:table-cell office:value-type="float" office:value="3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PHP-doc på wiki</text:p>
          </table:table-cell>
          <table:table-cell/>
          <table:table-cell office:value-type="string">
            <text:p>Fredrik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Vystruktur</text:p>
          </table:table-cell>
          <table:table-cell/>
          <table:table-cell office:value-type="string">
            <text:p>Fredrik</text:p>
          </table:table-cell>
          <table:table-cell office:value-type="float" office:value="2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Widget-test</text:p>
          </table:table-cell>
          <table:table-cell/>
          <table:table-cell office:value-type="string">
            <text:p>Fredrik</text:p>
          </table:table-cell>
          <table:table-cell table:style-name="ce11" office:value-type="string" office:string-value="2">
            <text:p>2 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7">
          <table:table-cell table:number-columns-repeated="8"/>
        </table:table-row>
        <table:table-row table:style-name="ro8">
          <table:table-cell table:style-name="ce5" office:value-type="string">
            <text:p>Användarhanteringen  </text:p>
          </table:table-cell>
          <table:table-cell table:number-columns-repeated="7"/>
        </table:table-row>
        <table:table-row table:style-name="ro6">
          <table:table-cell office:value-type="string">
            <text:p>Databas Användartabell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Registreringsformulär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Registreringsvalidering</text:p>
          </table:table-cell>
          <table:table-cell/>
          <table:table-cell office:value-type="string">
            <text:p>Dennis</text:p>
          </table:table-cell>
          <table:table-cell office:value-type="float" office:value="8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Emailvalidering</text:p>
          </table:table-cell>
          <table:table-cell/>
          <table:table-cell office:value-type="string">
            <text:p>Dennis</text:p>
          </table:table-cell>
          <table:table-cell office:value-type="float" office:value="2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Rekomendation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Loginformulär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Validering</text:p>
          </table:table-cell>
          <table:table-cell/>
          <table:table-cell office:value-type="string">
            <text:p>Martin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Återskapa lösenord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Sessionshantering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Logoutmöjligheten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Serverscript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7">
          <table:table-cell table:number-columns-repeated="8"/>
        </table:table-row>
        <table:table-row table:style-name="ro8">
          <table:table-cell table:style-name="ce5" office:value-type="string">
            <text:p>Projekthantering  </text:p>
          </table:table-cell>
          <table:table-cell table:number-columns-repeated="7"/>
        </table:table-row>
        <table:table-row table:style-name="ro6">
          <table:table-cell office:value-type="string">
            <text:p>Databas projekttabell</text:p>
          </table:table-cell>
          <table:table-cell/>
          <table:table-cell office:value-type="string">
            <text:p>Tobia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6">
          <table:table-cell office:value-type="string">
            <text:p>Skap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Skap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Ta bort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Bjuda in användare – Databastabell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Bjuda in användare – Mail</text:p>
          </table:table-cell>
          <table:table-cell table:number-columns-repeated="2"/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9">
          <table:table-cell office:value-type="string">
            <text:p>Bjuda in användare - Söka bland registrerade användare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Editer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Editer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Serverscript</text:p>
          </table:table-cell>
          <table:table-cell table:number-columns-repeated="2"/>
          <table:table-cell office:value-type="float" office:value="20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7" table:number-rows-repeated="9">
          <table:table-cell table:style-name="ce6"/>
          <table:table-cell table:number-columns-repeated="7"/>
        </table:table-row>
        <table:table-row table:style-name="ro10">
          <table:table-cell table:style-name="ce6"/>
          <table:table-cell table:style-name="ce8"/>
          <table:table-cell table:number-columns-repeated="6"/>
        </table:table-row>
        <table:table-row table:style-name="ro7" table:number-rows-repeated="3">
          <table:table-cell table:style-name="ce6"/>
          <table:table-cell table:number-columns-repeated="7"/>
        </table:table-row>
        <table:table-row table:style-name="ro11">
          <table:table-cell table:style-name="Default" table:number-columns-repeated="3"/>
          <table:table-cell table:style-name="ce12"/>
          <table:table-cell table:style-name="ce15"/>
          <table:table-cell table:number-columns-repeated="3"/>
        </table:table-row>
      </table:table>
      <table:table table:name="Resulta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2">
          <table:table-cell table:style-name="ce1" office:value-type="string" table:number-columns-spanned="3" table:number-rows-spanned="1">
            <text:p>Results</text:p>
          </table:table-cell>
          <table:covered-table-cell table:style-name="ce16"/>
          <table:covered-table-cell table:style-name="ce16"/>
        </table:table-row>
        <table:table-row table:style-name="ro7">
          <table:table-cell table:style-name="ce16" table:number-columns-spanned="3" table:number-rows-spanned="1"/>
          <table:covered-table-cell table:style-name="ce16"/>
          <table:covered-table-cell table:style-name="ce16"/>
        </table:table-row>
        <table:table-row table:style-name="ro5">
          <table:table-cell table:style-name="ce17" office:value-type="string">
            <text:p>Timmar kvar</text:p>
          </table:table-cell>
          <table:table-cell table:style-name="ce17" office:value-type="string">
            <text:p>Utförda timmar</text:p>
          </table:table-cell>
          <table:table-cell table:style-name="ce17" office:value-type="string">
            <text:p>Totalt antal timmar</text:p>
          </table:table-cell>
        </table:table-row>
        <table:table-row table:style-name="ro5">
          <table:table-cell table:style-name="ce18" table:formula="of:=([.C4]-[.B4])" office:value-type="float" office:value="191">
            <office:annotation draw:style-name="gr1" draw:text-style-name="P2" svg:width="1.6165in" svg:height="0.3902in" svg:x="2.4673in" svg:y="0.1886in" draw:caption-point-x="-0.2402in" draw:caption-point-y="0.5378in">
              <dc:date>2010-11-20T00:00:00</dc:date>
              <text:p text:style-name="P2"><text:span text:style-name="T1">Visar hur många timmar som återstår av sprinten.</text:span></text:p>
            </office:annotation>
            <text:p>191</text:p>
          </table:table-cell>
          <table:table-cell table:style-name="ce19" table:formula="of:=SUMIF([Chart.E4:Chart.E91];&quot;X&quot;;[Chart.D4:Chart.D71])" office:value-type="float" office:value="120">
            <office:annotation draw:style-name="gr1" draw:text-style-name="P2" svg:width="1.5677in" svg:height="0.3902in" svg:x="4.6654in" svg:y="0.1886in" draw:caption-point-x="-0.2402in" draw:caption-point-y="0.5378in">
              <dc:date>2010-11-20T00:00:00</dc:date>
              <text:p text:style-name="P2"><text:span text:style-name="T1">Visar antalet timmer som är utfört i sprinten</text:span></text:p>
            </office:annotation>
            <text:p>120</text:p>
          </table:table-cell>
          <table:table-cell table:style-name="ce19" table:formula="of:=SUM([Chart.D4:Chart.D91])" office:value-type="float" office:value="311">
            <office:annotation draw:style-name="gr1" draw:text-style-name="P2" svg:width="1.6728in" svg:height="0.3902in" svg:x="6.8854in" svg:y="0.1886in" draw:caption-point-x="-0.2402in" draw:caption-point-y="0.5378in">
              <dc:date>2010-11-20T00:00:00</dc:date>
              <text:p text:style-name="P2"><text:span text:style-name="T1">Visar totalt antal timmar av uppgifter denna sprint.</text:span></text:p>
            </office:annotation>
            <text:p>311</text:p>
          </table:table-cell>
        </table:table-row>
        <table:table-row table:style-name="ro7" table:number-rows-repeated="2">
          <table:table-cell table:number-columns-repeated="3"/>
        </table:table-row>
        <table:table-row table:style-name="ro7">
          <table:table-cell>
            <draw:frame table:end-cell-address="Resultat.B29" table:end-x="2.0996in" table:end-y="0.0059in" draw:z-index="0" draw:style-name="gr2" svg:width="3.8374in" svg:height="3.548in" svg:x="0.4933in" svg:y="0.05in">
              <draw:object draw:notify-on-update-of-ranges="Resultat.A3:Resultat.B3 Resultat.A4:Resultat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ext-style style:name="N118">
      <number:text-content/>
      <number:text>h</number:text>
    </number:text-style>
    <number:text-style style:name="N119" number:title="Användardefinierade">
      <number:text-content/>
      <number:text> h</number:text>
    </number:text-style>
    <number:number-style style:name="N120">
      <number:number number:decimal-places="0" number:min-integer-digits="0" number:display-factor="1000"/>
      <number:text>h</number:text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11/22/2010</text:date>, <text:time>13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30M36S</meta:editing-duration>
    <meta:editing-cycles>14</meta:editing-cycles>
    <meta:generator>OpenOffice.org/3.2$Unix OpenOffice.org_project/320m18$Build-9502</meta:generator>
    <dc:date>2010-11-22T13:40:21</dc:date>
    <dc:creator>Michelle Sanver</dc:creator>
    <meta:document-statistic meta:table-count="3" meta:cell-count="10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width="0.1cm" svg:stroke-color="#b3b3b3" svg:stroke-opacity="80%" draw:fill="none" draw:fill-color="#e6e6e6" draw:opacity-name="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84d1" dr3d:edge-rounding="5%"/>
      <style:text-properties fo:font-size="6pt" style:font-size-asian="6pt" style:font-size-complex="6pt"/>
    </style:style>
    <style:style style:name="ch8" style:family="chart">
      <style:chart-properties chart:solid-type="cuboid" chart:pie-offset="11"/>
      <style:graphic-properties draw:fill-color="#ff420e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48cm" svg:height="9.788cm" xlink:href=".." chart:class="chart:circle" chart:style-name="ch1">
        <chart:legend chart:legend-position="end" svg:x="0.873cm" svg:y="8.129cm" chart:style-name="ch2"/>
        <chart:plot-area chart:style-name="ch3" table:cell-range-address="Resultat.A3:Resultat.B4" chart:data-source-has-labels="row" svg:x="0.194cm" svg:y="0.195cm" svg:width="9.744cm" svg:height="7.487cm" dr3d:transform="matrix (-0.999847695156391 0.0133693189703347 0.0112181906170973 -1.50920942409982E-015 -0.64278760968654 0.766044443118978 0.017452406437282 0.765927770839871 0.642689710020173 0cm 0cm 0cm)" dr3d:vrp="(0 0 26966.2921348315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27283425250513 0.0697564737441121 0.95952879322652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esultat.A3:Resultat.B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esultat.A4:Resultat.B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t.A3:Resultat.B3">Timmar kvar</text:p>
              </table:table-cell>
              <table:table-cell office:value-type="string">
                <text:p>Utförda timmar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191">
                <text:p text:id="Resultat.A4:Resultat.B4">19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